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089cm" table:align="left"/>
    </style:style>
    <style:style style:name="Tableau1.A" style:family="table-column">
      <style:table-column-properties style:column-width="5.045cm"/>
    </style:style>
    <style:style style:name="Tableau1.A1" style:family="table-cell">
      <style:table-cell-properties fo:padding="0.071cm" fo:border-left="0.5pt solid #808080" fo:border-right="0.5pt solid #808080" fo:border-top="0.5pt solid #808080" fo:border-bottom="0.05pt solid #808080"/>
    </style:style>
    <style:style style:name="Tableau1.B1" style:family="table-cell">
      <style:table-cell-properties fo:padding="0.071cm" fo:border-left="0.05pt solid #808080" fo:border-right="0.5pt solid #808080" fo:border-top="0.5pt solid #808080" fo:border-bottom="0.05pt solid #808080"/>
    </style:style>
    <style:style style:name="Tableau1.A2" style:family="table-cell">
      <style:table-cell-properties fo:padding="0.071cm" fo:border-left="0.5pt solid #808080" fo:border-right="0.5pt solid #808080" fo:border-top="none" fo:border-bottom="0.05pt solid #808080"/>
    </style:style>
    <style:style style:name="Tableau1.B2" style:family="table-cell">
      <style:table-cell-properties fo:padding="0.071cm" fo:border-left="0.05pt solid #808080" fo:border-right="0.5pt solid #808080" fo:border-top="none" fo:border-bottom="0.05pt solid #808080"/>
    </style:style>
    <style:style style:name="Tableau1.A9" style:family="table-cell">
      <style:table-cell-properties fo:padding="0.071cm" fo:border-left="0.5pt solid #808080" fo:border-right="0.5pt solid #808080" fo:border-top="none" fo:border-bottom="0.5pt solid #808080"/>
    </style:style>
    <style:style style:name="Tableau1.B9" style:family="table-cell">
      <style:table-cell-properties fo:padding="0.071cm" fo:border-left="0.05pt solid #808080" fo:border-right="0.5pt solid #808080" fo:border-top="none" fo:border-bottom="0.5pt solid #808080"/>
    </style:style>
    <style:style style:name="P1" style:family="paragraph" style:parent-style-name="Table_20_Contents">
      <style:paragraph-properties fo:margin-top="0cm" fo:margin-bottom="0.499cm" loext:contextual-spacing="false" fo:text-align="justify" style:justify-single-word="false"/>
    </style:style>
    <style:style style:name="P2" style:family="paragraph" style:parent-style-name="Table_20_Contents">
      <style:paragraph-properties fo:margin-top="0cm" fo:margin-bottom="0.499cm" loext:contextual-spacing="false" fo:text-align="justify" style:justify-single-word="false"/>
      <style:text-properties officeooo:paragraph-rsid="001f37bb"/>
    </style:style>
    <style:style style:name="P3" style:family="paragraph" style:parent-style-name="Table_20_Contents">
      <style:paragraph-properties fo:margin-top="0cm" fo:margin-bottom="0.499cm" loext:contextual-spacing="false" fo:text-align="justify" style:justify-single-word="false"/>
      <style:text-properties officeooo:paragraph-rsid="002065ee"/>
    </style:style>
    <style:style style:name="P4" style:family="paragraph" style:parent-style-name="Title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  <style:text-properties officeooo:rsid="0025cc33" officeooo:paragraph-rsid="0025cc33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1" style:list-style-name="">
      <style:text-properties officeooo:rsid="002a9944" officeooo:paragraph-rsid="002a9944"/>
    </style:style>
    <style:style style:name="P8" style:family="paragraph" style:parent-style-name="Heading_20_1">
      <style:paragraph-properties fo:break-before="page"/>
      <style:text-properties officeooo:rsid="002a9944" officeooo:paragraph-rsid="002a9944"/>
    </style:style>
    <style:style style:name="P9" style:family="paragraph" style:parent-style-name="Heading_20_1">
      <style:paragraph-properties fo:break-before="page"/>
      <style:text-properties officeooo:rsid="002e2d48" officeooo:paragraph-rsid="002e2d48"/>
    </style:style>
    <style:style style:name="P10" style:family="paragraph" style:parent-style-name="Text_20_body">
      <style:paragraph-properties fo:text-align="justify" style:justify-single-word="false"/>
      <style:text-properties officeooo:rsid="0025cc33" officeooo:paragraph-rsid="0025cc33"/>
    </style:style>
    <style:style style:name="P11" style:family="paragraph" style:parent-style-name="Text_20_body">
      <style:paragraph-properties fo:text-align="justify" style:justify-single-word="false"/>
      <style:text-properties officeooo:rsid="002847a1" officeooo:paragraph-rsid="002847a1"/>
    </style:style>
    <style:style style:name="P12" style:family="paragraph" style:parent-style-name="Text_20_body">
      <style:paragraph-properties fo:text-align="justify" style:justify-single-word="false"/>
      <style:text-properties officeooo:rsid="0028e2c5" officeooo:paragraph-rsid="0028e2c5"/>
    </style:style>
    <style:style style:name="P13" style:family="paragraph" style:parent-style-name="Text_20_body">
      <style:paragraph-properties fo:text-align="justify" style:justify-single-word="false"/>
      <style:text-properties officeooo:rsid="0028e2c5" officeooo:paragraph-rsid="002b17e6"/>
    </style:style>
    <style:style style:name="P14" style:family="paragraph" style:parent-style-name="Text_20_body">
      <style:paragraph-properties fo:text-align="justify" style:justify-single-word="false"/>
      <style:text-properties officeooo:rsid="002065ee" officeooo:paragraph-rsid="002065ee"/>
    </style:style>
    <style:style style:name="P15" style:family="paragraph" style:parent-style-name="Text_20_body">
      <style:paragraph-properties fo:text-align="justify" style:justify-single-word="false"/>
      <style:text-properties officeooo:rsid="002065ee" officeooo:paragraph-rsid="002fd16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paragraph-rsid="002065ee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paragraph-rsid="002b17e6"/>
    </style:style>
    <style:style style:name="P19" style:family="paragraph" style:parent-style-name="Text_20_body">
      <style:paragraph-properties fo:text-align="justify" style:justify-single-word="false"/>
      <style:text-properties officeooo:paragraph-rsid="002cdf9f"/>
    </style:style>
    <style:style style:name="P2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2e2d48" style:font-weight-asian="bold" style:font-weight-complex="bold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2cdf9f" officeooo:paragraph-rsid="002cdf9f"/>
    </style:style>
    <style:style style:name="P23" style:family="paragraph" style:parent-style-name="Text_20_body">
      <style:paragraph-properties fo:text-align="justify" style:justify-single-word="false"/>
      <style:text-properties officeooo:rsid="002cdf9f" officeooo:paragraph-rsid="002cdf9f"/>
    </style:style>
    <style:style style:name="P24" style:family="paragraph" style:parent-style-name="Text_20_body">
      <style:text-properties officeooo:rsid="002e2d48" officeooo:paragraph-rsid="002e2d48"/>
    </style:style>
    <style:style style:name="P25" style:family="paragraph" style:parent-style-name="Text_20_body">
      <style:text-properties officeooo:paragraph-rsid="002e2d48"/>
    </style:style>
    <style:style style:name="P26" style:family="paragraph" style:parent-style-name="Text_20_body">
      <style:text-properties officeooo:paragraph-rsid="002a9944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rsid="0031864f" officeooo:paragraph-rsid="0031864f"/>
    </style:style>
    <style:style style:name="P28" style:family="paragraph" style:parent-style-name="Text_20_body">
      <style:paragraph-properties fo:text-align="justify" style:justify-single-word="false" fo:padding="0.049cm" fo:border="0.06pt solid #000000" style:shadow="none"/>
      <style:text-properties style:font-name="Courier New"/>
    </style:style>
    <style:style style:name="P29" style:family="paragraph" style:parent-style-name="Text_20_body">
      <style:paragraph-properties fo:text-align="justify" style:justify-single-word="false" fo:padding="0.049cm" fo:border="0.06pt solid #000000" style:shadow="none"/>
    </style:style>
    <style:style style:name="T1" style:family="text">
      <style:text-properties officeooo:rsid="001f37bb"/>
    </style:style>
    <style:style style:name="T2" style:family="text">
      <style:text-properties officeooo:rsid="002065e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847a1"/>
    </style:style>
    <style:style style:name="T5" style:family="text">
      <style:text-properties officeooo:rsid="0028e2c5"/>
    </style:style>
    <style:style style:name="T6" style:family="text">
      <style:text-properties officeooo:rsid="002b17e6"/>
    </style:style>
    <style:style style:name="T7" style:family="text">
      <style:text-properties officeooo:rsid="002cdf9f"/>
    </style:style>
    <style:style style:name="T8" style:family="text">
      <style:text-properties officeooo:rsid="002e2d48"/>
    </style:style>
    <style:style style:name="T9" style:family="text">
      <style:text-properties officeooo:rsid="002fd16d"/>
    </style:style>
    <style:style style:name="T10" style:family="text">
      <style:text-properties officeooo:rsid="003186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Mini-projet : j</text:span>eu du 421</text:p>
      <text:h text:style-name="P5" text:outline-level="1">Présentation du projet :</text:h>
      <text:p text:style-name="P10">L’objectif de ce projet est de vous permettre de pratiquer le python <text:span text:style-name="T4">et de réaliser un programme <text:s/>plus important que d’habitude comportant plusieurs fonctions.</text:span></text:p>
      <text:p text:style-name="P11">L<text:span text:style-name="T6">e </text:span>but <text:span text:style-name="T6">est </text:span>de programmer un jeu de dés assez simple, le jeu du 421. <text:span text:style-name="T6">Ce programme va vous</text:span> permettre de jouer à tour de rôle <text:span text:style-name="T6">à ce jeu : le programme va afficher le résultat des dés et votre score à la fin du tour.</text:span></text:p>
      <text:p text:style-name="P12">Un nombre minimal de fonctions vous est demandé. <text:span text:style-name="T3">Libre à vous d’ajouter des fonctionnalités au programme.</text:span></text:p>
      <text:h text:style-name="P6" text:outline-level="1">Rendu demandé à la fin du projet :</text:h>
      <text:p text:style-name="P13">A la fin du projet, il vous sera demandé :</text:p>
      <text:p text:style-name="P13">- un fichier projet.py <text:span text:style-name="T6">contenant le code de votre programme.</text:span></text:p>
      <text:p text:style-name="P13">- <text:span text:style-name="T6">un fichier pdf contenant un court rapport (Pas plus de trois pages). Il doit contenir :</text:span></text:p>
      <text:list xml:id="list1869850718" text:style-name="L1">
        <text:list-item>
          <text:p text:style-name="P18"><text:span text:style-name="T5">une présentation du projet</text:span></text:p>
        </text:list-item>
        <text:list-item>
          <text:p text:style-name="P18"><text:span text:style-name="T5">une liste des fonctionnalités codées</text:span></text:p>
        </text:list-item>
        <text:list-item>
          <text:p text:style-name="P27">(optionnel) : les fonctionnalités ajoutées</text:p>
        </text:list-item>
        <text:list-item>
          <text:p text:style-name="P22">les difficultés rencontrées, les choix que vous avez fait et les améliorations possibles</text:p>
        </text:list-item>
      </text:list>
      <text:p text:style-name="P23">A la fin de ce pdf,<text:span text:style-name="T3"> vous ajouterez en annexe</text:span> le code contenu dans le fichier projet.py </text:p>
      <text:h text:style-name="P6" text:outline-level="1">Présentation du jeu :</text:h>
      <text:p text:style-name="P14">L’objectif du jeu est d’obtenir un maximum de points après un maximum de trois lancers de dés. Le score maximal (10 points) est obtenu sur une combinaison d’un 4, d’un 2 et d’un 1, d’où le nom du jeu. </text:p>
      <text:p text:style-name="P14">Après chaque lancer de dés, le joueur peut choisir de garder une partie de ses dés (ils restent sur la même valeur) avant de refaire un lancer.</text:p>
      <text:p text:style-name="P15">Au troisième lancer, le joueur est obligé de garder son score <text:span text:style-name="T9">et un autre joueur peut ensuite jeter ses dés, jusqu’à trois fois, et compter ses points. Lorsque tous les joueurs ont joué, la manche est terminée.</text:span></text:p>
      <text:p text:style-name="P15"><text:span text:style-name="T9">Habituellement, une partie se joue sur plusieurs manches jusqu’à ce qu’un score total soit atteint.</text:span></text:p>
      <text:p text:style-name="P19"><text:span text:style-name="T7">Les combinaisons possibles et le nombre de points accordés par combinaison est présenté à la fin du document en annexe.</text:span></text:p>
      <text:h text:style-name="P7" text:outline-level="1"/>
      <text:h text:style-name="P8" text:outline-level="1">Fonctionnalités demandées :</text:h>
      <text:p text:style-name="P26"/>
      <text:p text:style-name="P20"><text:span text:style-name="T8">Fonctionnalité</text:span> 1 :</text:p>
      <text:p text:style-name="P16">Réalisez une fonction tirer_des() qui va prendre en paramètres une liste représentant les trois dés et trois booléens indiquant si ces dés doivent être retirés.</text:p>
      <text:p text:style-name="P16">La fonction renvoie la liste des dés avec les éventuelles nouvelles valeurs.</text:p>
      <text:p text:style-name="P16"><text:s text:c="4"/></text:p>
      <text:p text:style-name="P16"><text:span text:style-name="T3">Exemple :</text:span> tirer_des([1,4,3], True, False, True) va relancer le premier et le dernier dé et par exemple renvoyer [3,4,6]</text:p>
      <text:p text:style-name="P16"><text:s text:c="4"/></text:p>
      <text:p text:style-name="P20"><text:span text:style-name="T8">Fonctionnalité</text:span> 2 :</text:p>
      <text:p text:style-name="P16">Réaliser fonction calcule_points(). <text:span text:style-name="T10">Cette fonction renvoie le nombre de points d’une liste de dés passée en paramètre.</text:span></text:p>
      <text:p text:style-name="P16"><text:s text:c="4"/></text:p>
      <text:p text:style-name="P21"><text:span text:style-name="T8">Fonctionnalité</text:span> 3 : </text:p>
      <text:p text:style-name="P17"><text:span text:style-name="T2">R</text:span>éaliser une fonction choix_des() qui demande à l'utilisateur quels dés il souhaite relancer et qui renvoie trois booléens</text:p>
      <text:p text:style-name="P16">Vous utiliserez la structure de code ci-dessous pour utiliser le résultat de la fonction dans le programme principal <text:span text:style-name="T10">(cette syntaxe permet de remplir les trois variables de1, de2 et de3 dans le programme principal)</text:span>:</text:p>
      <text:p text:style-name="P28">#<text:span text:style-name="T2">code </text:span>fonction</text:p>
      <text:p text:style-name="P28">choix_des() </text:p>
      <text:p text:style-name="P28"><text:s text:c="4"/>#a compléter</text:p>
      <text:p text:style-name="P28"><text:s text:c="4"/>#...</text:p>
      <text:p text:style-name="P28"><text:s text:c="4"/>return choix1,choix2,choix3</text:p>
      <text:p text:style-name="P28"/>
      <text:p text:style-name="P29"/>
      <text:p text:style-name="P28">#programme principal</text:p>
      <text:p text:style-name="P28">de1, de2, de3 = choix_des()</text:p>
      <text:p text:style-name="P21"/>
      <text:p text:style-name="P21"><text:span text:style-name="T8">Fonctionnalité</text:span> 4 : </text:p>
      <text:p text:style-name="P17"><text:span text:style-name="T2">F</text:span>inir le programme principal en appelant toutes les fonctions et pour que la partie soit limitée à trois jets de dés. <text:s text:c="3"/></text:p>
      <text:h text:style-name="P9" text:outline-level="1">Annexe</text:h>
      <text:p text:style-name="P25"/>
      <text:p text:style-name="P24">Points accordés par combinaison : à noter que l’As est le terme couramment utilisé pour nommer le 1. <text:s/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421</text:p>
          </table:table-cell>
          <table:table-cell table:style-name="Tableau1.B1" office:value-type="string">
            <text:p text:style-name="P1">10 <text:span text:style-name="T1">points</text:span></text:p>
          </table:table-cell>
        </table:table-row>
        <table:table-row>
          <table:table-cell table:style-name="Tableau1.A2" office:value-type="string">
            <text:p text:style-name="P1">3 As</text:p>
          </table:table-cell>
          <table:table-cell table:style-name="Tableau1.B2" office:value-type="string">
            <text:p text:style-name="P2">7 <text:span text:style-name="T1">points</text:span></text:p>
          </table:table-cell>
        </table:table-row>
        <table:table-row>
          <table:table-cell table:style-name="Tableau1.A2" office:value-type="string">
            <text:p text:style-name="P1">2 As – Six <text:span text:style-name="T2">OU </text:span>3 Six</text:p>
          </table:table-cell>
          <table:table-cell table:style-name="Tableau1.B2" office:value-type="string">
            <text:p text:style-name="P2">6 <text:span text:style-name="T1">points</text:span></text:p>
          </table:table-cell>
        </table:table-row>
        <table:table-row>
          <table:table-cell table:style-name="Tableau1.A2" office:value-type="string">
            <text:p text:style-name="P3">2 As – Cinq <text:span text:style-name="T2">OU</text:span> 3 Cinq</text:p>
          </table:table-cell>
          <table:table-cell table:style-name="Tableau1.B2" office:value-type="string">
            <text:p text:style-name="P2">5 <text:span text:style-name="T1">points</text:span></text:p>
          </table:table-cell>
        </table:table-row>
        <table:table-row>
          <table:table-cell table:style-name="Tableau1.A2" office:value-type="string">
            <text:p text:style-name="P3">2 As – Quatre <text:span text:style-name="T2">OU</text:span> 3 Quatre</text:p>
          </table:table-cell>
          <table:table-cell table:style-name="Tableau1.B2" office:value-type="string">
            <text:p text:style-name="P2">4 <text:span text:style-name="T1">points</text:span></text:p>
          </table:table-cell>
        </table:table-row>
        <table:table-row>
          <table:table-cell table:style-name="Tableau1.A2" office:value-type="string">
            <text:p text:style-name="P3">2 As – Trois <text:span text:style-name="T2">OU</text:span> 3 Trois</text:p>
          </table:table-cell>
          <table:table-cell table:style-name="Tableau1.B2" office:value-type="string">
            <text:p text:style-name="P2">3 <text:span text:style-name="T1">points</text:span></text:p>
          </table:table-cell>
        </table:table-row>
        <table:table-row>
          <table:table-cell table:style-name="Tableau1.A2" office:value-type="string">
            <text:p text:style-name="P3">2 as – <text:span text:style-name="T8">D</text:span>eux <text:span text:style-name="T2">OU</text:span> 3 <text:span text:style-name="T8">D</text:span>eux</text:p>
          </table:table-cell>
          <table:table-cell table:style-name="Tableau1.B2" office:value-type="string">
            <text:p text:style-name="P2">2 <text:span text:style-name="T1">points</text:span></text:p>
          </table:table-cell>
        </table:table-row>
        <table:table-row>
          <table:table-cell table:style-name="Tableau1.A2" office:value-type="string">
            <text:p text:style-name="P1">Une suite <text:span text:style-name="Emphasis">(</text:span><text:span text:style-name="Emphasis"><text:span text:style-name="T8">As</text:span></text:span><text:span text:style-name="Emphasis">,2,3 ou 6,5,4 par exemple)</text:span></text:p>
          </table:table-cell>
          <table:table-cell table:style-name="Tableau1.B2" office:value-type="string">
            <text:p text:style-name="P2">2 <text:span text:style-name="T1">points</text:span></text:p>
          </table:table-cell>
        </table:table-row>
        <table:table-row>
          <table:table-cell table:style-name="Tableau1.A9" office:value-type="string">
            <text:p text:style-name="P1">Toutes les autres combinaisons <text:span text:style-name="Emphasis">(Du + au -)</text:span></text:p>
          </table:table-cell>
          <table:table-cell table:style-name="Tableau1.B9" office:value-type="string">
            <text:p text:style-name="P2">1 <text:span text:style-name="T1">points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8:22:02.223000000</meta:creation-date>
    <dc:date>2020-04-09T15:48:30.342000000</dc:date>
    <meta:editing-duration>PT15H3M48S</meta:editing-duration>
    <meta:editing-cycles>7</meta:editing-cycles>
    <meta:generator>LibreOffice/6.0.6.2$Windows_X86_64 LibreOffice_project/0c292870b25a325b5ed35f6b45599d2ea4458e77</meta:generator>
    <meta:print-date>2020-04-09T15:48:44.799000000</meta:print-date>
    <meta:document-statistic meta:table-count="1" meta:image-count="0" meta:object-count="0" meta:page-count="3" meta:paragraph-count="62" meta:word-count="591" meta:character-count="3374" meta:non-whitespace-character-count="2805"/>
  </office:meta>
</office:document-meta>
</file>